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automatic-styles>
    <style:style style:name="P1" style:family="paragraph" style:parent-style-name="Heading_20_2">
      <style:text-properties officeooo:rsid="00122fc2" officeooo:paragraph-rsid="00122fc2"/>
    </style:style>
    <style:style style:name="P2" style:family="paragraph" style:parent-style-name="Heading_20_2">
      <style:text-properties officeooo:paragraph-rsid="00122fc2"/>
    </style:style>
    <style:style style:name="P3" style:family="paragraph" style:parent-style-name="Heading_20_2">
      <style:text-properties officeooo:rsid="0012c9f1" officeooo:paragraph-rsid="0012c9f1"/>
    </style:style>
    <style:style style:name="P4" style:family="paragraph" style:parent-style-name="Heading_20_3">
      <style:text-properties officeooo:rsid="00122fc2" officeooo:paragraph-rsid="00122fc2"/>
    </style:style>
    <style:style style:name="P5" style:family="paragraph" style:parent-style-name="Text_20_body">
      <style:text-properties fo:font-size="18pt" officeooo:paragraph-rsid="00122fc2" style:font-size-asian="15.75pt" style:font-size-complex="18pt"/>
    </style:style>
    <style:style style:name="P6" style:family="paragraph" style:parent-style-name="Text_20_body">
      <style:text-properties fo:font-size="18pt" officeooo:rsid="00122fc2" officeooo:paragraph-rsid="00122fc2" style:font-size-asian="15.75pt" style:font-size-complex="18pt"/>
    </style:style>
    <style:style style:name="P7" style:family="paragraph" style:parent-style-name="Text_20_body">
      <style:text-properties fo:font-size="18pt" officeooo:rsid="00122fc2" officeooo:paragraph-rsid="0012c9f1" style:font-size-asian="15.75pt" style:font-size-complex="18pt"/>
    </style:style>
    <style:style style:name="P8" style:family="paragraph" style:parent-style-name="Text_20_body">
      <style:text-properties fo:font-size="18pt" officeooo:rsid="0012c9f1" officeooo:paragraph-rsid="0012c9f1" style:font-size-asian="15.75pt" style:font-size-complex="18pt"/>
    </style:style>
    <style:style style:name="P9" style:family="paragraph" style:parent-style-name="Text_20_body">
      <style:text-properties fo:font-size="18pt" officeooo:rsid="00131d15" officeooo:paragraph-rsid="00131d15" style:font-size-asian="15.75pt" style:font-size-complex="18pt"/>
    </style:style>
    <style:style style:name="P10" style:family="paragraph" style:parent-style-name="Text_20_body">
      <style:text-properties fo:font-size="18pt" officeooo:rsid="0013270b" officeooo:paragraph-rsid="0013270b" style:font-size-asian="15.75pt" style:font-size-complex="18pt"/>
    </style:style>
    <style:style style:name="P11" style:family="paragraph" style:parent-style-name="Text_20_body" style:list-style-name="L2">
      <style:text-properties fo:font-size="18pt" officeooo:rsid="0013270b" officeooo:paragraph-rsid="0013270b" style:font-size-asian="15.75pt" style:font-size-complex="18pt"/>
    </style:style>
    <style:style style:name="P12" style:family="paragraph">
      <loext:graphic-properties draw:fill="none" draw:fill-color="#ffffff"/>
      <style:text-properties style:font-name="Z003" fo:font-size="20pt" style:font-size-asian="20pt" style:font-size-complex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style:writing-mode="lr-tb"/>
      <style:text-properties style:font-name="DejaVu Sans" fo:font-size="20pt" style:font-size-asian="20pt" style:font-size-complex="20pt"/>
    </style:style>
    <style:style style:name="T1" style:family="text">
      <style:text-properties officeooo:rsid="00122fc2"/>
    </style:style>
    <style:style style:name="T2" style:family="text">
      <style:text-properties officeooo:rsid="0012c9f1"/>
    </style:style>
    <style:style style:name="T3" style:family="text">
      <style:text-properties style:font-name="DejaVu Sans" fo:font-size="20pt" style:font-size-asian="20pt" style:font-size-complex="20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8.0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5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 <text:s/>file handling</text:p>
      <text:h text:style-name="P2" text:outline-level="2"><text:span text:style-name="T1">how can we read and write data in a file. As we all know java is purely object oriented language.</text:span></text:h>
      <text:h text:style-name="P4" text:outline-level="3">Method in file handling : - </text:h>
      <text:p text:style-name="P6">Canread() - T/F</text:p>
      <text:p text:style-name="P6">Canwrite() - T/F</text:p>
      <text:p text:style-name="P6">createNewFile()</text:p>
      <text:p text:style-name="P6">delete()</text:p>
      <text:p text:style-name="P6">Exists()</text:p>
      <text:p text:style-name="P6">Length()</text:p>
      <text:p text:style-name="P6">getName()</text:p>
      <text:p text:style-name="P6">getAbsolutePath()</text:p>
      <text:p text:style-name="P6">Mkdir()</text:p>
      <text:p text:style-name="P6">List() -&gt; show the list of the file.</text:p>
      <text:p text:style-name="P6">Read()</text:p>
      <text:p text:style-name="P6">Write()</text:p>
      <text:p text:style-name="P6">renameto()</text:p>
      <text:h text:style-name="P1" text:outline-level="2">Example :- </text:h>
      <text:p text:style-name="P6"/>
      <text:p text:style-name="P6">File f1 = new File(“ student.txt ”);</text:p>
      <text:p text:style-name="P6">if(f1.exists())</text:p>
      <text:p text:style-name="P6">{</text:p>
      <text:p text:style-name="P6"><text:soft-page-break/>System.out.println(“ Name” + f1.getName+f1.getAbsolutePath+f1.length);</text:p>
      <text:p text:style-name="P6"><text:s/>}</text:p>
      <text:p text:style-name="P8">try{</text:p>
      <text:p text:style-name="P6">FileWriter F1 – new FileWriter (“Student.txt ”);</text:p>
      <text:p text:style-name="P6">f1.Write(“ Java is purely object oriented language”)</text:p>
      <text:p text:style-name="P8">}catch(Exception e){System.out.println(e);}</text:p>
      <text:p text:style-name="P7">f1.close;</text:p>
      <text:p text:style-name="P6">System.out.println(“ Record <text:s/>writ<text:span text:style-name="T2">ten </text:span>”);</text:p>
      <text:p text:style-name="P8">FileReader r = new FileReader (“ Student.txt”);</text:p>
      <text:p text:style-name="P8">int i ;</text:p>
      <text:p text:style-name="P8">while (i = r.read() != 1)</text:p>
      <text:p text:style-name="P8">{</text:p>
      <text:p text:style-name="P8">System.out.println((char)i);</text:p>
      <text:p text:style-name="P8">}</text:p>
      <text:h text:style-name="P3" text:outline-level="2"><draw:frame text:anchor-type="paragraph" draw:z-index="0" draw:name="Text Frame 1" draw:style-name="gr4" draw:text-style-name="P14" svg:width="9.473cm" svg:height="5.795cm" svg:x="8.883cm" svg:y="0.815cm"><draw:text-box><text:p><text:span text:style-name="T3">Serilizable convert data in byte automatically and it is used when different data type is used.</text:span></text:p></draw:text-box></draw:frame>Example :-</text:h>
      <text:p text:style-name="P8">Class Student </text:p>
      <text:p text:style-name="P8">{</text:p>
      <text:p text:style-name="P8">int rollno ;</text:p>
      <text:p text:style-name="P8">Int marks;</text:p>
      <text:p text:style-name="P8">string name;</text:p>
      <text:p text:style-name="P8">Student (int rollno , int marks, string name )</text:p>
      <text:p text:style-name="P8">{</text:p>
      <text:p text:style-name="P8">this rollno = rollno;</text:p>
      <text:p text:style-name="P8"><text:soft-page-break/>this.marks = marks;</text:p>
      <text:p text:style-name="P8">this.name = name;</text:p>
      <text:p text:style-name="P8">}</text:p>
      <text:p text:style-name="P9">Public string display()</text:p>
      <text:p text:style-name="P9">{</text:p>
      <text:p text:style-name="P9">return rollno;</text:p>
      <text:p text:style-name="P9">return marks;</text:p>
      <text:p text:style-name="P9">return name;</text:p>
      <text:p text:style-name="P9">}</text:p>
      <text:p text:style-name="P8">}</text:p>
      <text:p text:style-name="P9">Class B {</text:p>
      <text:p text:style-name="P9">public static void main (String []args)</text:p>
      <text:p text:style-name="P9">{</text:p>
      <text:p text:style-name="P9">Student s1 = new Student (1,60,”SS”);</text:p>
      <text:p text:style-name="P9">try{</text:p>
      <text:p text:style-name="P9">File f1 = new File (“Student.txt”);</text:p>
      <text:p text:style-name="P9">FileOutputStream fo = new FileOutputStream(f1);</text:p>
      <text:p text:style-name="P9">objectOutputStream oo = new objectOutputStream(fo);</text:p>
      <text:p text:style-name="P9">oo.writeobject(s1);</text:p>
      <text:p text:style-name="P9">}catch(Exception e ){System.out.println(e);}</text:p>
      <text:p text:style-name="P9">fianl</text:p>
      <text:p text:style-name="P9">{oo.close();}</text:p>
      <text:p text:style-name="P10">FILE F1 = new FILE(“Studen.txt”);</text:p>
      <text:p text:style-name="P10"><text:soft-page-break/>FILEInputStream = f1 = new FileInputStream(f1);</text:p>
      <text:p text:style-name="P10">ObbjectInputStream o1 = newObjectInputStream(f1)</text:p>
      <text:p text:style-name="P10">Student s2 = (Student) o1.readObject();</text:p>
      <text:p text:style-name="P10">System.out.println(s2);</text:p>
      <text:p text:style-name="P9"/>
      <text:p text:style-name="P9">}</text:p>
      <text:p text:style-name="P9">}</text:p>
      <text:p text:style-name="P10"><draw:frame text:anchor-type="paragraph" draw:z-index="1" draw:name="Text Frame 2" draw:style-name="gr3" draw:text-style-name="P13" svg:width="7.118cm" svg:height="2.885cm" svg:x="0.019cm" svg:y="0.716cm"><draw:text-box><text:p/></draw:text-box></draw:frame><draw:frame text:anchor-type="paragraph" draw:z-index="3" draw:name="Text Frame 4" draw:style-name="gr1" draw:text-style-name="P12" svg:width="18.654cm" svg:height="8.018cm" svg:x="-0.219cm" svg:y="0.557cm"><draw:text-box><text:p/></draw:text-box></draw:frame>Assignment :- </text:p>
      <text:p text:style-name="P10">Make an program on a company empolyee using following details.</text:p>
      <text:list xml:id="list3721022221" text:style-name="L2">
        <text:list-item>
          <text:p text:style-name="P11">Insert</text:p>
        </text:list-item>
        <text:list-item>
          <text:p text:style-name="P11">Display</text:p>
        </text:list-item>
        <text:list-item>
          <text:p text:style-name="P11">Search</text:p>
        </text:list-item>
        <text:list-item>
          <text:p text:style-name="P11">Update</text:p>
        </text:list-item>
        <text:list-item>
          <text:p text:style-name="P11">Delete</text:p>
        </text:list-item>
        <text:list-item>
          <text:p text:style-name="P11">Sort by Employee </text:p>
        </text:list-item>
        <text:list-item>
          <text:p text:style-name="P11">sort by Empolyee in file</text:p>
        </text:list-item>
        <text:list-item>
          <text:p text:style-name="P11">Sort by emolyee on screen</text:p>
        </text:list-item>
        <text:list-item>
          <text:p text:style-name="P11">sort by salary on screen </text:p>
        </text:list-item>
        <text:list-item>
          <text:p text:style-name="P11">descending in file </text:p>
        </text:list-item>
      </text:list>
      <text:p text:style-name="P10">All these above in menu type.</text:p>
      <text:p text:style-name="P10"/>
      <text:p text:style-name="P6"/>
      <text:p text:style-name="P6"/>
      <text:p text:style-name="P5"><draw:frame text:anchor-type="paragraph" draw:z-index="2" draw:name="Text Frame 3" draw:style-name="gr2" draw:text-style-name="P13" svg:width="2.091cm" svg:height="0.98cm" svg:x="7.348cm" svg:y="0.896cm"><draw:text-box><text:p/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0:34:18.172497618</meta:creation-date>
    <meta:generator>LibreOffice/7.3.7.2$Linux_X86_64 LibreOffice_project/30$Build-2</meta:generator>
    <dc:date>2023-10-11T11:23:08.123458643</dc:date>
    <meta:editing-duration>PT11M12S</meta:editing-duration>
    <meta:editing-cycles>2</meta:editing-cycles>
    <meta:document-statistic meta:table-count="0" meta:image-count="0" meta:object-count="0" meta:page-count="5" meta:paragraph-count="85" meta:word-count="270" meta:character-count="1727" meta:non-whitespace-character-count="1541"/>
  </office:meta>
</office:document-meta>
</file>